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paragraph-rsid="00350d97"/>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text-properties officeooo:rsid="00350d97" officeooo:paragraph-rsid="00350d97"/>
    </style:style>
    <style:style style:name="P21" style:family="paragraph" style:parent-style-name="Text_20_body">
      <style:text-properties officeooo:rsid="0036b438" officeooo:paragraph-rsid="0036b438"/>
    </style:style>
    <style:style style:name="P22"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60b48"/>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https://needhamia.com/?p=661</text:a></text:p>
      <text:p text:style-name="Standard">@bneedhamia <text:span text:style-name="T5">on Twitter</text:span></text:p>
      <text:p text:style-name="Standard"/>
      <text:h text:style-name="Heading_20_2" text:outline-level="2">Summary</text:h>
      <text:p text:style-name="Text_20_body">I want to automatically weigh our dog every night while she sleeps in her bed. I plan to send the weight via the Arduino 101 (Curie) BLE (Bluetooth Low Energy) radio. Eventually I want to build an Edison or Pi BLE gateway that will use WiFi to send the measured weight to a cloud such as Sparkfun's data server.</text:p>
      <text:p text:style-name="Text_20_body">I plan to create a scale that is large enough to put our dog's bed on. <text:s/>By continuously reading the weight, the Arduino Sketch can tell when the dog is in the bed, and weigh only when she's been in bed, at rest, for a while.</text:p>
      <text:h text:style-name="Heading_20_2" text:outline-level="2">Status</text:h>
      <text:p text:style-name="Text_20_body">The <text:span text:style-name="T5">second version hardware is complete and a little bit of the code. I'm ready to swap out the Arduino Uno for an Arduino 101.</text:span></text:p>
      <text:p text:style-name="Text_20_body">A MakeZine article about continuously weighing a beehive sounds like a similar project: <text:a xlink:type="simple" xlink:href="http://makezine.com/projects/bees-sensors-monitor-hive-health/" office:target-frame-name="_top" xlink:show="replace">http://makezine.com/projects/bees-sensors-monitor-hive-health/</text:a>. It uses <text:a xlink:type="simple" xlink:href="https://data.sparkfun.com/" office:target-frame-name="_top" xlink:show="replace">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4786318656295931896" text:style-name="L1">
        <text:list-item>
          <text:p text:style-name="P17">Her bed is a good place to weigh her. I suppose I could put the scale under her crate, but she spends more time in her bed than in her crate.</text:p>
        </text:list-item>
        <text:list-item>
          <text:p text:style-name="P17">She usually doesn't take toys or other animals to bed, so the maximum minus minimum weight will be her true weight. <text:s/>If she brought things into her bed, the weight measure would be complicated.</text:p>
        </text:list-item>
        <text:list-item>
          <text:p text:style-name="P17">Even though she moves around the room in the night, she spends at least a few minutes asleep in her bed every night, so that's a good time to weigh her.</text:p>
        </text:list-item>
        <text:list-item>
          <text:p text:style-name="P17">Although she sometimes sleeps with her head hanging over the edge of the bed, it never touches the floor. <text:s/>If it did, I wouldn't get a good weight reading.</text:p>
        </text:list-item>
        <text:list-item>
          <text:p text:style-name="P17">I'll have to see whether her bed cover touches the floor. <text:s/>I'm assuming it doesn't.</text:p>
        </text:list-item>
      </text:list>
      <text:p text:style-name="Text_20_body">I've ordered and received parts from Sparkfun (see BillOfMaterials.ods). <text:s/>Helpfully, Sparkfun sells a pair of boards that take most of the work out of the electronics. <text:s/>Also, each load sensor has a maximum <text:soft-page-break/>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4815670273994281789" text:style-name="L2">
        <text:list-item>
          <text:p text:style-name="P18">Each load sensor needs to be supported only on its outside arms; the center arm must be free to bend – that arm is where the strain sensor is attached.</text:p>
        </text:list-item>
        <text:list-item>
          <text:p text:style-name="P18">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18">To prevent the top piece from slipping off when bumped, I'm thinking of attaching sides to it, so that the top piece is sort of a wooden box lid with sides that go down to part of the lower part.</text:p>
        </text:list-item>
        <text:list-item>
          <text:p text:style-name="P18">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Using a beam compass I'd purchased a long time ago, I drew a 41” diameter circle on the first plywood <text:soft-page-break/>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text:soft-page-break/>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1975633891895093013" text:style-name="L3">
        <text:list-item>
          <text:p text:style-name="P19">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19">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text:soft-page-break/>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text:soft-page-break/>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text:soft-page-break/>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text:soft-page-break/>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text:soft-page-break/>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text:soft-page-break/>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text:soft-page-break/>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text:soft-page-break/>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text:soft-page-break/>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May 15, 2016 – Discovered I've made a seismometer, <text:span text:style-name="T11">adding User Ids</text:span></text:h>
      <text:p text:style-name="P14">In calibrating the latest weights, I stayed out of the upstairs for hours, then dashed up the stairs and <text:soft-page-break/>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20">Now all I have to do is finish the calibration and do a tiny bit of Sketch cleanup, and the Arduino Sketch will be complete.</text:p>
      <text:h text:style-name="Heading_20_2" text:outline-level="2">May 17, 2016 – Calibration Good News; Bad News</text:h>
      <text:p text:style-name="P21">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21">Downloaded Noobs, which I plan to install on the Raspberry Pi 3 that I plan to use as a gateway.</text:p>
      <text:h text:style-name="Heading_20_2" text:outline-level="2">Next steps:</text:h>
      <text:p text:style-name="P16">- <text:span text:style-name="T3">Finish and test the calibration</text:span>, taking creep (long term result change) into account.</text:p>
      <text:p text:style-name="P16">- <text:span text:style-name="T13">Update the Bill of Materials. <text:s/>It's way out of date.</text:span></text:p>
      <text:p text:style-name="P16">- <text:span text:style-name="T8">Set up the Raspberry Pi to run a Linux with BLE support. Connect it to the home WiFi.</text:span></text:p>
      <text:p text:style-name="Text_20_body">- <text:span text:style-name="T8">Write a Raspberry Pi daemon to report the scale output to </text:span><text:a xlink:type="simple" xlink:href="http://data.sparkfun.com/"><text:span text:style-name="T8">http://data.sparkfun.com</text:span></text:a><text:span text:style-name="T8">. Should it periodically (daily?) close and reopen the BLE connection just in case the scale can't support a continuous conn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5-17T21:31:14.667328135</dc:date>
    <meta:editing-cycles>86</meta:editing-cycles>
    <meta:editing-duration>P1DT4H6M38S</meta:editing-duration>
    <meta:document-statistic meta:table-count="1" meta:image-count="0" meta:object-count="0" meta:page-count="14" meta:paragraph-count="193" meta:word-count="6887" meta:character-count="38352" meta:non-whitespace-character-count="31453"/>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